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d327" officeooo:paragraph-rsid="0000d327"/>
    </style:style>
    <style:style style:name="P2" style:family="paragraph" style:parent-style-name="Standard">
      <style:text-properties officeooo:rsid="00022702" officeooo:paragraph-rsid="000227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ê Modas</text:p>
      <text:p text:style-name="P1">Roupas,Acessórios banhados a ouro.</text:p>
      <text:p text:style-name="P1">Avenida Paraguai número 1101.</text:p>
      <text:p text:style-name="P1">Aqui você encontra tudo de presentes a lembranças,</text:p>
      <text:p text:style-name="P1">Para seus amigos e familiares.</text:p>
      <text:p text:style-name="P1">Aqui nós tratamos os clientes como família,e queremos o melhor,</text:p>
      <text:p text:style-name="P1">E mais qualidade para nossos clientes amigos.</text:p>
      <text:p text:style-name="P2">Preços que cabem no seu bolso e com certeza </text:p>
      <text:p text:style-name="P2">com ótima qualidade.</text:p>
      <text:p text:style-name="P1">Vem na loja da Rê você não vai se arrepend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9:09:20.990838254</meta:creation-date>
    <meta:editing-duration>PT1M4S</meta:editing-duration>
    <meta:editing-cycles>2</meta:editing-cycles>
    <meta:generator>LibreOffice/5.1.6.2$Linux_X86_64 LibreOffice_project/10m0$Build-2</meta:generator>
    <dc:date>2022-05-11T09:10:02.527754818</dc:date>
    <meta:document-statistic meta:table-count="0" meta:image-count="0" meta:object-count="0" meta:page-count="1" meta:paragraph-count="10" meta:word-count="62" meta:character-count="370" meta:non-whitespace-character-count="317"/>
  </office:meta>
</office:document-meta>
</file>